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3.6527in"/>
    </style:style>
    <style:style style:name="TableColumn3" style:family="table-column">
      <style:table-column-properties style:column-width="0.7798in"/>
    </style:style>
    <style:style style:name="TableColumn4" style:family="table-column">
      <style:table-column-properties style:column-width="3.1in"/>
    </style:style>
    <style:style style:name="Table1" style:family="table" style:master-page-name="MP0">
      <style:table-properties style:width="7.5326in" fo:margin-left="0in" table:align="left"/>
    </style:style>
    <style:style style:name="TableRow5" style:family="table-row">
      <style:table-row-properties style:min-row-height="0.3472in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Standard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3" style:family="table-row">
      <style:table-row-properties style:min-row-height="0.3472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text-align="center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text-align="center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/>
    </style:style>
    <style:style style:name="TableRow20" style:family="table-row">
      <style:table-row-properties style:min-row-height="0.3472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/>
    </style:style>
    <style:style style:name="TableRow27" style:family="table-row">
      <style:table-row-properties style:min-row-height="0.1138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center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center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center"/>
    </style:style>
    <style:style style:name="TableRow34" style:family="table-row">
      <style:table-row-properties style:min-row-height="0.1138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text-align="center"/>
      <style:text-properties fo:language="el" fo:country="GR"/>
    </style:style>
    <style:style style:name="P37" style:parent-style-name="Standard" style:family="paragraph">
      <style:paragraph-properties fo:text-align="center"/>
    </style:style>
    <style:style style:name="T38" style:parent-style-name="Προεπιλεγμένηγραμματοσειρά" style:family="text">
      <style:text-properties fo:language="el" fo:country="GR"/>
    </style:style>
    <style:style style:name="P39" style:parent-style-name="Standard" style:family="paragraph">
      <style:paragraph-properties fo:text-align="center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" style:family="table-row">
      <style:table-row-properties style:min-row-height="0.1138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/>
    </style:style>
    <style:style style:name="P47" style:parent-style-name="Standard" style:family="paragraph">
      <style:paragraph-properties fo:text-align="center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/>
    </style:style>
    <style:style style:name="TableRow52" style:family="table-row">
      <style:table-row-properties style:min-row-height="0.3472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center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center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text-align="center"/>
    </style:style>
    <style:style style:name="TableRow59" style:family="table-row">
      <style:table-row-properties style:min-row-height="0.3472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center"/>
    </style:style>
    <style:style style:name="TableRow66" style:family="table-row">
      <style:table-row-properties style:min-row-height="0.3472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center"/>
    </style:style>
    <style:style style:name="P69" style:parent-style-name="Standard" style:family="paragraph">
      <style:paragraph-properties fo:text-align="center"/>
    </style:style>
    <style:style style:name="P70" style:parent-style-name="Standard" style:family="paragraph">
      <style:paragraph-properties fo:text-align="center"/>
    </style:style>
    <style:style style:name="P71" style:parent-style-name="Standard" style:family="paragraph">
      <style:paragraph-properties fo:text-align="center"/>
    </style:style>
    <style:style style:name="P72" style:parent-style-name="Standard" style:family="paragraph">
      <style:paragraph-properties fo:text-align="center"/>
    </style:style>
    <style:style style:name="P73" style:parent-style-name="Standard" style:family="paragraph">
      <style:paragraph-properties fo:text-align="center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center"/>
    </style:style>
    <style:style style:name="P76" style:parent-style-name="Standard" style:family="paragraph">
      <style:paragraph-properties fo:text-align="center"/>
    </style:style>
    <style:style style:name="P77" style:parent-style-name="Standard" style:family="paragraph">
      <style:paragraph-properties fo:text-align="center"/>
    </style:style>
    <style:style style:name="P78" style:parent-style-name="Standard" style:family="paragraph">
      <style:paragraph-properties fo:text-align="center"/>
    </style:style>
    <style:style style:name="P79" style:parent-style-name="Standard" style:family="paragraph">
      <style:paragraph-properties fo:text-align="center"/>
    </style:style>
    <style:style style:name="P80" style:parent-style-name="Standard" style:family="paragraph">
      <style:paragraph-properties fo:text-align="center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T82" style:parent-style-name="Προεπιλεγμένηγραμματοσειρά" style:family="text">
      <style:text-properties fo:language="el" fo:country="GR"/>
    </style:style>
    <style:style style:name="TableRow83" style:family="table-row">
      <style:table-row-properties style:min-row-height="0.3277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text-align="center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text-align="center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text-align="center"/>
    </style:style>
    <style:style style:name="T90" style:parent-style-name="Προεπιλεγμένηγραμματοσειρά" style:family="text">
      <style:text-properties fo:language="el" fo:country="GR"/>
    </style:style>
    <style:style style:name="T91" style:parent-style-name="Προεπιλεγμένηγραμματοσειρά" style:family="text">
      <style:text-properties fo:language="el" fo:country="GR"/>
    </style:style>
    <style:style style:name="TableRow92" style:family="table-row">
      <style:table-row-properties style:min-row-height="0.3277i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text-align="center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text-align="center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text-align="center"/>
    </style:style>
    <style:style style:name="TableRow99" style:family="table-row">
      <style:table-row-properties style:min-row-height="0.3277in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text-align="center"/>
    </style:style>
    <style:style style:name="T102" style:parent-style-name="Προεπιλεγμένηγραμματοσειρά" style:family="text">
      <style:text-properties fo:language="el" fo:country="GR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text-align="center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text-align="center"/>
    </style:style>
    <style:style style:name="TableRow107" style:family="table-row">
      <style:table-row-properties style:min-row-height="0.3277in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text-align="center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center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text-align="center"/>
    </style:style>
    <style:style style:name="TableRow114" style:family="table-row">
      <style:table-row-properties style:min-row-height="0.3277in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text-align="center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text-align="center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text-align="center"/>
    </style:style>
    <style:style style:name="TableRow121" style:family="table-row">
      <style:table-row-properties style:min-row-height="0.3277in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text-align="center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text-align="center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text-align="center"/>
    </style:style>
    <style:style style:name="TableRow128" style:family="table-row">
      <style:table-row-properties style:min-row-height="0.3277in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text-align="center"/>
    </style:style>
    <style:style style:name="P131" style:parent-style-name="Standard" style:family="paragraph">
      <style:paragraph-properties fo:text-align="center"/>
    </style:style>
    <style:style style:name="P132" style:parent-style-name="Standard" style:family="paragraph">
      <style:paragraph-properties fo:text-align="center"/>
    </style:style>
    <style:style style:name="P133" style:parent-style-name="Standard" style:family="paragraph">
      <style:paragraph-properties fo:text-align="center"/>
    </style:style>
    <style:style style:name="P134" style:parent-style-name="Standard" style:family="paragraph">
      <style:paragraph-properties fo:text-align="center"/>
    </style:style>
    <style:style style:name="P135" style:parent-style-name="Standard" style:family="paragraph">
      <style:paragraph-properties fo:text-align="center"/>
    </style:style>
    <style:style style:name="P136" style:parent-style-name="Standard" style:family="paragraph">
      <style:paragraph-properties fo:text-align="center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text-align="center"/>
    </style:style>
    <style:style style:name="P139" style:parent-style-name="Standard" style:family="paragraph">
      <style:paragraph-properties fo:text-align="center"/>
    </style:style>
    <style:style style:name="P140" style:parent-style-name="Standard" style:family="paragraph">
      <style:paragraph-properties fo:text-align="center"/>
    </style:style>
    <style:style style:name="P141" style:parent-style-name="Standard" style:family="paragraph">
      <style:paragraph-properties fo:text-align="center"/>
    </style:style>
    <style:style style:name="P142" style:parent-style-name="Standard" style:family="paragraph">
      <style:paragraph-properties fo:text-align="center"/>
    </style:style>
    <style:style style:name="P143" style:parent-style-name="Standard" style:family="paragraph">
      <style:paragraph-properties fo:text-align="center"/>
    </style:style>
    <style:style style:name="P144" style:parent-style-name="Standard" style:family="paragraph">
      <style:paragraph-properties fo:text-align="center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46" style:family="table-row">
      <style:table-row-properties style:min-row-height="0.3277in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text-align="center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text-align="center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text-align="center"/>
    </style:style>
    <style:style style:name="T153" style:parent-style-name="Προεπιλεγμένηγραμματοσειρά" style:family="text">
      <style:text-properties fo:language="el" fo:country="GR"/>
    </style:style>
    <style:style style:name="T154" style:parent-style-name="Προεπιλεγμένηγραμματοσειρά" style:family="text">
      <style:text-properties fo:language="el" fo:country="GR"/>
    </style:style>
    <style:style style:name="T155" style:parent-style-name="Προεπιλεγμένηγραμματοσειρά" style:family="text">
      <style:text-properties fo:language="el" fo:country="GR"/>
    </style:style>
    <style:style style:name="TableRow156" style:family="table-row">
      <style:table-row-properties style:min-row-height="0.3277in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text-align="center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text-align="center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text-align="center"/>
    </style:style>
    <style:style style:name="TableRow163" style:family="table-row">
      <style:table-row-properties style:min-row-height="0.3277in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text-align="center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text-align="center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text-align="center"/>
    </style:style>
    <style:style style:name="TableRow170" style:family="table-row">
      <style:table-row-properties style:min-row-height="0.2166in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text-align="center"/>
    </style:style>
    <style:style style:name="P173" style:parent-style-name="Standard" style:family="paragraph">
      <style:paragraph-properties fo:text-align="center"/>
    </style:style>
    <style:style style:name="P174" style:parent-style-name="Standard" style:family="paragraph">
      <style:paragraph-properties fo:text-align="center"/>
    </style:style>
    <style:style style:name="P175" style:parent-style-name="Standard" style:family="paragraph">
      <style:paragraph-properties fo:text-align="center"/>
      <style:text-properties fo:language="el" fo:country="GR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text-align="center"/>
    </style:style>
    <style:style style:name="P178" style:parent-style-name="Standard" style:family="paragraph">
      <style:paragraph-properties fo:text-align="center"/>
    </style:style>
    <style:style style:name="P179" style:parent-style-name="Standard" style:family="paragraph">
      <style:paragraph-properties fo:text-align="center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1" style:family="table-row">
      <style:table-row-properties style:min-row-height="0.3277in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text-align="center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text-align="center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text-align="center"/>
    </style:style>
    <style:style style:name="TableRow188" style:family="table-row">
      <style:table-row-properties style:min-row-height="0.3277in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text-align="center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text-align="center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text-align="center"/>
    </style:style>
    <style:style style:name="TableRow195" style:family="table-row">
      <style:table-row-properties style:min-row-height="0.3277in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text-align="center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text-align="center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text-align="center"/>
    </style:style>
    <style:style style:name="TableRow202" style:family="table-row">
      <style:table-row-properties style:min-row-height="0.3277in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text-align="center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text-align="center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text-align="center"/>
    </style:style>
    <style:style style:name="TableRow209" style:family="table-row">
      <style:table-row-properties style:min-row-height="0.3277in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text-align="center"/>
    </style:style>
    <style:style style:name="P212" style:parent-style-name="Standard" style:family="paragraph">
      <style:paragraph-properties fo:text-align="center"/>
      <style:text-properties fo:language="el" fo:country="GR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text-align="center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text-align="center"/>
    </style:style>
    <style:style style:name="T217" style:parent-style-name="Προεπιλεγμένηγραμματοσειρά" style:family="text">
      <style:text-properties fo:language="el" fo:country="GR"/>
    </style:style>
    <style:style style:name="T218" style:parent-style-name="Προεπιλεγμένηγραμματοσειρά" style:family="text">
      <style:text-properties fo:language="el" fo:country="GR"/>
    </style:style>
    <style:style style:name="TableRow219" style:family="table-row">
      <style:table-row-properties style:min-row-height="0.3277in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text-align="center"/>
    </style:style>
    <style:style style:name="P222" style:parent-style-name="Standard" style:family="paragraph">
      <style:paragraph-properties fo:text-align="center"/>
      <style:text-properties fo:language="el" fo:country="GR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text-align="center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text-align="center"/>
    </style:style>
    <style:style style:name="TableRow227" style:family="table-row">
      <style:table-row-properties style:min-row-height="0.3277in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text-align="center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text-align="center"/>
      <style:text-properties fo:language="el" fo:country="GR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text-align="center"/>
    </style:style>
    <style:style style:name="TableRow234" style:family="table-row">
      <style:table-row-properties style:min-row-height="0.3277in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text-align="center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text-align="center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text-align="center"/>
    </style:style>
    <style:style style:name="TableRow241" style:family="table-row">
      <style:table-row-properties style:min-row-height="0.3277in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text-align="center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text-align="center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text-align="center"/>
    </style:style>
    <style:style style:name="TableRow248" style:family="table-row">
      <style:table-row-properties style:min-row-height="0.3277in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text-align="center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text-align="center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Standard" style:family="paragraph">
      <style:paragraph-properties fo:text-align="center"/>
    </style:style>
    <style:style style:name="TableRow255" style:family="table-row">
      <style:table-row-properties style:min-row-height="0.3277in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text-align="center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text-align="center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text-align="center"/>
    </style:style>
    <style:style style:name="TableRow262" style:family="table-row">
      <style:table-row-properties style:min-row-height="0.3277in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text-align="center"/>
    </style:style>
    <style:style style:name="P265" style:parent-style-name="Standard" style:family="paragraph">
      <style:paragraph-properties fo:text-align="center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Standard" style:family="paragraph">
      <style:paragraph-properties fo:text-align="center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text-align="center"/>
    </style:style>
    <style:style style:name="TableRow270" style:family="table-row">
      <style:table-row-properties style:min-row-height="0.3277in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text-align="center"/>
    </style:style>
    <style:style style:name="T273" style:parent-style-name="Προεπιλεγμένηγραμματοσειρά" style:family="text">
      <style:text-properties fo:language="el" fo:country="GR"/>
    </style:style>
    <style:style style:name="P274" style:parent-style-name="Standard" style:family="paragraph">
      <style:paragraph-properties fo:text-align="center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text-align="center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text-align="center"/>
    </style:style>
    <style:style style:name="TableRow279" style:family="table-row">
      <style:table-row-properties style:min-row-height="0.3277in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text-align="center"/>
    </style:style>
    <style:style style:name="T282" style:parent-style-name="Προεπιλεγμένηγραμματοσειρά" style:family="text">
      <style:text-properties fo:language="el" fo:country="GR"/>
    </style:style>
    <style:style style:name="P283" style:parent-style-name="Standard" style:family="paragraph">
      <style:paragraph-properties fo:text-align="center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text-align="center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Standard" style:family="paragraph">
      <style:paragraph-properties fo:text-align="center"/>
    </style:style>
    <style:style style:name="TableRow288" style:family="table-row">
      <style:table-row-properties style:min-row-height="0.3277in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text-align="center"/>
    </style:style>
    <style:style style:name="T291" style:parent-style-name="Προεπιλεγμένηγραμματοσειρά" style:family="text">
      <style:text-properties fo:language="el" fo:country="GR"/>
    </style:style>
    <style:style style:name="P292" style:parent-style-name="Standard" style:family="paragraph">
      <style:paragraph-properties fo:text-align="center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Standard" style:family="paragraph">
      <style:paragraph-properties fo:text-align="center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6" style:family="table-row">
      <style:table-row-properties style:min-row-height="0.3277in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Standard" style:family="paragraph">
      <style:paragraph-properties fo:text-align="center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Standard" style:family="paragraph">
      <style:paragraph-properties fo:text-align="center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Standard" style:family="paragraph">
      <style:paragraph-properties fo:text-align="center"/>
    </style:style>
    <style:style style:name="P303" style:parent-style-name="Standard" style:family="paragraph">
      <style:text-properties fo:language="el" fo:country="G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URL</text:p>
          </table:table-cell>
          <table:table-cell table:style-name="TableCell9">
            <text:p text:style-name="P10">Request Type</text:p>
          </table:table-cell>
          <table:table-cell table:style-name="TableCell11">
            <text:p text:style-name="P12">Body</text:p>
          </table:table-cell>
        </table:table-row>
        <table:table-row table:style-name="TableRow13">
          <table:table-cell table:style-name="TableCell14">
            <text:p text:style-name="P15">/health-check</text:p>
          </table:table-cell>
          <table:table-cell table:style-name="TableCell16">
            <text:p text:style-name="P17">GET</text:p>
          </table:table-cell>
          <table:table-cell table:style-name="TableCell18">
            <text:p text:style-name="P19">-</text:p>
          </table:table-cell>
        </table:table-row>
        <table:table-row table:style-name="TableRow20">
          <table:table-cell table:style-name="TableCell21">
            <text:p text:style-name="P22">/reset</text:p>
          </table:table-cell>
          <table:table-cell table:style-name="TableCell23">
            <text:p text:style-name="P24">POST</text:p>
          </table:table-cell>
          <table:table-cell table:style-name="TableCell25">
            <text:p text:style-name="P26">-</text:p>
          </table:table-cell>
        </table:table-row>
        <table:table-row table:style-name="TableRow27">
          <table:table-cell table:style-name="TableCell28">
            <text:p text:style-name="P29">-----------------------------------------------------------</text:p>
          </table:table-cell>
          <table:table-cell table:style-name="TableCell30">
            <text:p text:style-name="P31">--------------</text:p>
          </table:table-cell>
          <table:table-cell table:style-name="TableCell32">
            <text:p text:style-name="P33">----------------------------</text:p>
          </table:table-cell>
        </table:table-row>
        <table:table-row table:style-name="TableRow34">
          <table:table-cell table:style-name="TableCell35">
            <text:p text:style-name="P36"/>
            <text:p text:style-name="P37"><text:span text:style-name="T38">/</text:span>login</text:p>
            <text:p text:style-name="P39"/>
          </table:table-cell>
          <table:table-cell table:style-name="TableCell40">
            <text:p text:style-name="P41"/>
            <text:p text:style-name="P42">POST</text:p>
          </table:table-cell>
          <table:table-cell table:style-name="TableCell43">
            <text:p text:style-name="Standard">{</text:p>
            <text:p text:style-name="Standard"><text:s text:c="12"/>“username”: “petros”,</text:p>
            <text:p text:style-name="Standard"><text:s text:c="12"/>“password”: 123456</text:p>
            <text:p text:style-name="Standard">}</text:p>
          </table:table-cell>
        </table:table-row>
        <table:table-row table:style-name="TableRow44">
          <table:table-cell table:style-name="TableCell45">
            <text:p text:style-name="P46">/logout</text:p>
            <text:p text:style-name="P47"/>
          </table:table-cell>
          <table:table-cell table:style-name="TableCell48">
            <text:p text:style-name="P49">POST</text:p>
          </table:table-cell>
          <table:table-cell table:style-name="TableCell50">
            <text:p text:style-name="P51">-</text:p>
          </table:table-cell>
        </table:table-row>
        <table:table-row table:style-name="TableRow52">
          <table:table-cell table:style-name="TableCell53">
            <text:p text:style-name="P54">/admin/users</text:p>
          </table:table-cell>
          <table:table-cell table:style-name="TableCell55">
            <text:p text:style-name="P56">GET</text:p>
          </table:table-cell>
          <table:table-cell table:style-name="TableCell57">
            <text:p text:style-name="P58">-</text:p>
          </table:table-cell>
        </table:table-row>
        <table:table-row table:style-name="TableRow59">
          <table:table-cell table:style-name="TableCell60">
            <text:p text:style-name="P61">/admin/users/{id}?format=[json &amp; xml]</text:p>
          </table:table-cell>
          <table:table-cell table:style-name="TableCell62">
            <text:p text:style-name="P63">GET</text:p>
          </table:table-cell>
          <table:table-cell table:style-name="TableCell64">
            <text:p text:style-name="P65">-</text:p>
          </table:table-cell>
        </table:table-row>
        <table:table-row table:style-name="TableRow66">
          <table:table-cell table:style-name="TableCell67">
            <text:p text:style-name="P68"/>
            <text:p text:style-name="P69"/>
            <text:p text:style-name="P70"/>
            <text:p text:style-name="P71"/>
            <text:p text:style-name="P72"/>
            <text:p text:style-name="P73">/admin/users</text:p>
          </table:table-cell>
          <table:table-cell table:style-name="TableCell74">
            <text:p text:style-name="P75"/>
            <text:p text:style-name="P76"/>
            <text:p text:style-name="P77"/>
            <text:p text:style-name="P78"/>
            <text:p text:style-name="P79"/>
            <text:p text:style-name="P80">POST</text:p>
          </table:table-cell>
          <table:table-cell table:style-name="TableCell81">
            <text:p text:style-name="Standard">{</text:p>
            <text:p text:style-name="Standard"><text:tab/>"username": "petros",</text:p>
            <text:p text:style-name="Standard"><text:tab/>"password": "12345678",</text:p>
            <text:p text:style-name="Standard"><text:tab/>"firstName": "mpampis",</text:p>
            <text:p text:style-name="Standard"><text:tab/>"lastName": "kirkitsis",</text:p>
            <text:p text:style-name="Standard"><text:tab/>"roles":[{<text:span text:style-name="T82">"id"</text:span>: 1}],</text:p>
            <text:p text:style-name="Standard"><text:tab/>"authorityId": 1,</text:p>
            <text:p text:style-name="Standard"><text:tab/>"email": "petbaudhucb@gmail.com"</text:p>
            <text:p text:style-name="Standard">}</text:p>
          </table:table-cell>
        </table:table-row>
        <table:table-row table:style-name="TableRow83">
          <table:table-cell table:style-name="TableCell84">
            <text:p text:style-name="P85">/admin/users</text:p>
          </table:table-cell>
          <table:table-cell table:style-name="TableCell86">
            <text:p text:style-name="P87">PUT</text:p>
          </table:table-cell>
          <table:table-cell table:style-name="TableCell88">
            <text:p text:style-name="P89"><text:span text:style-name="T90">Ότι επιστρεφει η<text:s/></text:span>GET<text:span text:style-name="T91"><text:s/>ακριβως</text:span></text:p>
          </table:table-cell>
        </table:table-row>
        <table:table-row table:style-name="TableRow92">
          <table:table-cell table:style-name="TableCell93">
            <text:p text:style-name="P94">/admin/users/{id}</text:p>
          </table:table-cell>
          <table:table-cell table:style-name="TableCell95">
            <text:p text:style-name="P96">DELETE</text:p>
          </table:table-cell>
          <table:table-cell table:style-name="TableCell97">
            <text:p text:style-name="P98">-</text:p>
          </table:table-cell>
        </table:table-row>
        <table:table-row table:style-name="TableRow99">
          <table:table-cell table:style-name="TableCell100">
            <text:p text:style-name="P101">/admin/users<text:span text:style-name="T102">/{</text:span>id}/full</text:p>
          </table:table-cell>
          <table:table-cell table:style-name="TableCell103">
            <text:p text:style-name="P104">GET</text:p>
          </table:table-cell>
          <table:table-cell table:style-name="TableCell105">
            <text:p text:style-name="P106">-</text:p>
          </table:table-cell>
        </table:table-row>
        <table:table-row table:style-name="TableRow107">
          <table:table-cell table:style-name="TableCell108">
            <text:p text:style-name="P109">------------------------------------------------------------</text:p>
          </table:table-cell>
          <table:table-cell table:style-name="TableCell110">
            <text:p text:style-name="P111">------------</text:p>
          </table:table-cell>
          <table:table-cell table:style-name="TableCell112">
            <text:p text:style-name="P113">---------------------------------</text:p>
          </table:table-cell>
        </table:table-row>
        <table:table-row table:style-name="TableRow114">
          <table:table-cell table:style-name="TableCell115">
            <text:p text:style-name="P116">/incidents</text:p>
          </table:table-cell>
          <table:table-cell table:style-name="TableCell117">
            <text:p text:style-name="P118">GET</text:p>
          </table:table-cell>
          <table:table-cell table:style-name="TableCell119">
            <text:p text:style-name="P120">-</text:p>
          </table:table-cell>
        </table:table-row>
        <table:table-row table:style-name="TableRow121">
          <table:table-cell table:style-name="TableCell122">
            <text:p text:style-name="P123">/incidents/{id}?format=[json &amp; xml]</text:p>
          </table:table-cell>
          <table:table-cell table:style-name="TableCell124">
            <text:p text:style-name="P125">GET</text:p>
          </table:table-cell>
          <table:table-cell table:style-name="TableCell126">
            <text:p text:style-name="P127">-</text:p>
          </table:table-cell>
        </table:table-row>
        <table:table-row table:style-name="TableRow128">
          <table:table-cell table:style-name="TableCell129">
            <text:p text:style-name="P130"/>
            <text:p text:style-name="P131"/>
            <text:p text:style-name="P132"/>
            <text:p text:style-name="P133"/>
            <text:p text:style-name="P134"/>
            <text:p text:style-name="P135"/>
            <text:p text:style-name="P136">/incidents</text:p>
          </table:table-cell>
          <table:table-cell table:style-name="TableCell137">
            <text:p text:style-name="P138"/>
            <text:p text:style-name="P139"/>
            <text:p text:style-name="P140"/>
            <text:p text:style-name="P141"/>
            <text:p text:style-name="P142"/>
            <text:p text:style-name="P143"/>
            <text:p text:style-name="P144">POST</text:p>
          </table:table-cell>
          <table:table-cell table:style-name="TableCell145">
            <text:p text:style-name="Standard">{</text:p>
            <text:p text:style-name="Standard"><text:s text:c="4"/>"coordinatorId": 1,</text:p>
            <text:p text:style-name="Standard"><text:s text:c="4"/>"title":<text:s/>"Pyrkagia",</text:p>
            <text:p text:style-name="Standard"><text:s text:c="4"/>"authority": {</text:p>
            <text:p text:style-name="Standard"><text:tab/><text:tab/><text:s text:c="3"/>"id": 1</text:p>
            <text:p text:style-name="Standard"><text:tab/><text:s text:c="12"/>},</text:p>
            <text:p text:style-name="Standard"><text:s text:c="4"/>"importance": {</text:p>
            <text:p text:style-name="Standard"><text:tab/><text:tab/><text:s text:c="6"/>"id": 1</text:p>
            <text:p text:style-name="Standard"><text:tab/><text:s text:c="16"/>},</text:p>
            <text:p text:style-name="Standard"><text:s text:c="4"/>"number": "6",</text:p>
            <text:p text:style-name="Standard"><text:s text:c="4"/>"postalCode": "15234",</text:p>
            <text:p text:style-name="Standard"><text:s text:c="4"/>"region": "Attiki",</text:p>
            <text:p text:style-name="Standard"><text:s text:c="4"/>"street": "Olumpoy 60",</text:p>
            <text:soft-page-break/>
            <text:p text:style-name="Standard"><text:s text:c="4"/>"callerFirstName": "petros",</text:p>
            <text:p text:style-name="Standard"><text:s text:c="4"/>"callerLastName": "bakolas",</text:p>
            <text:p text:style-name="Standard"><text:s text:c="4"/>"callerNationalId": "AK123456",</text:p>
            <text:p text:style-name="Standard"><text:s text:c="4"/>"callerPhone": "69802314567",</text:p>
            <text:p text:style-name="Standard"><text:s text:c="4"/>"status": {</text:p>
            <text:p text:style-name="Standard"><text:tab/><text:s text:c="9"/>"id": 1</text:p>
            <text:p text:style-name="Standard"><text:tab/><text:s text:c="7"/>},</text:p>
            <text:p text:style-name="Standard"><text:s text:c="4"/>"notes": "lelelelel",</text:p>
            <text:p text:style-name="Standard"><text:s text:c="4"/>"latitude": 10.5,</text:p>
            <text:p text:style-name="Standard"><text:s text:c="4"/>"longitude": -56.125</text:p>
            <text:p text:style-name="Standard">}</text:p>
          </table:table-cell>
        </table:table-row>
        <text:soft-page-break/>
        <table:table-row table:style-name="TableRow146">
          <table:table-cell table:style-name="TableCell147">
            <text:p text:style-name="P148">/incidents/{id}</text:p>
          </table:table-cell>
          <table:table-cell table:style-name="TableCell149">
            <text:p text:style-name="P150">PUT</text:p>
          </table:table-cell>
          <table:table-cell table:style-name="TableCell151">
            <text:p text:style-name="P152"><text:span text:style-name="T153">Ότι<text:s/></text:span><text:span text:style-name="T154">επιστρεφει η<text:s/></text:span>GET<text:span text:style-name="T155"><text:s/>ακριβως</text:span></text:p>
          </table:table-cell>
        </table:table-row>
        <table:table-row table:style-name="TableRow156">
          <table:table-cell table:style-name="TableCell157">
            <text:p text:style-name="P158">/incidents/{id}</text:p>
          </table:table-cell>
          <table:table-cell table:style-name="TableCell159">
            <text:p text:style-name="P160">DELETE</text:p>
          </table:table-cell>
          <table:table-cell table:style-name="TableCell161">
            <text:p text:style-name="P162">-</text:p>
          </table:table-cell>
        </table:table-row>
        <table:table-row table:style-name="TableRow163">
          <table:table-cell table:style-name="TableCell164">
            <text:p text:style-name="P165">-------------------------------</text:p>
          </table:table-cell>
          <table:table-cell table:style-name="TableCell166">
            <text:p text:style-name="P167">------</text:p>
          </table:table-cell>
          <table:table-cell table:style-name="TableCell168">
            <text:p text:style-name="P169">--------------------------------------------</text:p>
          </table:table-cell>
        </table:table-row>
        <table:table-row table:style-name="TableRow170">
          <table:table-cell table:style-name="TableCell171">
            <text:p text:style-name="P172"/>
            <text:p text:style-name="P173"/>
            <text:p text:style-name="P174">/user/update-location</text:p>
            <text:p text:style-name="P175"/>
          </table:table-cell>
          <table:table-cell table:style-name="TableCell176">
            <text:p text:style-name="P177"/>
            <text:p text:style-name="P178"/>
            <text:p text:style-name="P179">PUT</text:p>
          </table:table-cell>
          <table:table-cell table:style-name="TableCell180">
            <text:p text:style-name="Standard">{</text:p>
            <text:p text:style-name="Standard"><text:s text:c="6"/>“userId”: 2,</text:p>
            <text:p text:style-name="Standard"><text:s text:c="6"/>“latitude”: 10.2015,</text:p>
            <text:p text:style-name="Standard"><text:s text:c="6"/>“longitude”: 50.20154</text:p>
            <text:p text:style-name="Standard">}</text:p>
          </table:table-cell>
        </table:table-row>
        <table:table-row table:style-name="TableRow181">
          <table:table-cell table:style-name="TableCell182">
            <text:p text:style-name="P183">/user/new-incidents</text:p>
          </table:table-cell>
          <table:table-cell table:style-name="TableCell184">
            <text:p text:style-name="P185">GET</text:p>
          </table:table-cell>
          <table:table-cell table:style-name="TableCell186">
            <text:p text:style-name="P187">-</text:p>
          </table:table-cell>
        </table:table-row>
        <table:table-row table:style-name="TableRow188">
          <table:table-cell table:style-name="TableCell189">
            <text:p text:style-name="P190">/user/reports</text:p>
          </table:table-cell>
          <table:table-cell table:style-name="TableCell191">
            <text:p text:style-name="P192">GET</text:p>
          </table:table-cell>
          <table:table-cell table:style-name="TableCell193">
            <text:p text:style-name="P194">-</text:p>
          </table:table-cell>
        </table:table-row>
        <table:table-row table:style-name="TableRow195">
          <table:table-cell table:style-name="TableCell196">
            <text:p text:style-name="P197">/user/reports/{id}</text:p>
          </table:table-cell>
          <table:table-cell table:style-name="TableCell198">
            <text:p text:style-name="P199">GET</text:p>
          </table:table-cell>
          <table:table-cell table:style-name="TableCell200">
            <text:p text:style-name="P201">-</text:p>
          </table:table-cell>
        </table:table-row>
        <table:table-row table:style-name="TableRow202">
          <table:table-cell table:style-name="TableCell203">
            <text:p text:style-name="P204">/user/reports</text:p>
          </table:table-cell>
          <table:table-cell table:style-name="TableCell205">
            <text:p text:style-name="P206">POST</text:p>
          </table:table-cell>
          <table:table-cell table:style-name="TableCell207">
            <text:p text:style-name="Standard">{</text:p>
            <text:p text:style-name="P208"><text:s text:c="4"/>"content" : "Perigrafi listeias incident 1",</text:p>
            <text:p text:style-name="Standard"><text:s text:c="5"/>"userId" : 1,</text:p>
            <text:p text:style-name="Standard"><text:s text:c="4"/>"incidentId" : 1</text:p>
            <text:p text:style-name="Standard">}</text:p>
          </table:table-cell>
        </table:table-row>
        <table:table-row table:style-name="TableRow209">
          <table:table-cell table:style-name="TableCell210">
            <text:p text:style-name="P211">/user/reports</text:p>
            <text:p text:style-name="P212"/>
          </table:table-cell>
          <table:table-cell table:style-name="TableCell213">
            <text:p text:style-name="P214">PUT</text:p>
          </table:table-cell>
          <table:table-cell table:style-name="TableCell215">
            <text:p text:style-name="P216"><text:span text:style-name="T217">Ότι επιστρεφει η<text:s/></text:span>GET<text:span text:style-name="T218"><text:s/>ακριβως</text:span></text:p>
          </table:table-cell>
        </table:table-row>
        <table:table-row table:style-name="TableRow219">
          <table:table-cell table:style-name="TableCell220">
            <text:p text:style-name="P221">/user/reports/{id}</text:p>
            <text:p text:style-name="P222"/>
          </table:table-cell>
          <table:table-cell table:style-name="TableCell223">
            <text:p text:style-name="P224">DELETE</text:p>
          </table:table-cell>
          <table:table-cell table:style-name="TableCell225">
            <text:p text:style-name="P226">-</text:p>
          </table:table-cell>
        </table:table-row>
        <table:table-row table:style-name="TableRow227">
          <table:table-cell table:style-name="TableCell228">
            <text:p text:style-name="P229">------------------------------------------</text:p>
          </table:table-cell>
          <table:table-cell table:style-name="TableCell230">
            <text:p text:style-name="P231"/>
          </table:table-cell>
          <table:table-cell table:style-name="TableCell232">
            <text:p text:style-name="P233">---------------------------------------------</text:p>
          </table:table-cell>
        </table:table-row>
        <table:table-row table:style-name="TableRow234">
          <table:table-cell table:style-name="TableCell235">
            <text:p text:style-name="P236">/mod/incidents/authority/{id}</text:p>
          </table:table-cell>
          <table:table-cell table:style-name="TableCell237">
            <text:p text:style-name="P238">GET</text:p>
          </table:table-cell>
          <table:table-cell table:style-name="TableCell239">
            <text:p text:style-name="P240">-</text:p>
          </table:table-cell>
        </table:table-row>
        <table:table-row table:style-name="TableRow241">
          <table:table-cell table:style-name="TableCell242">
            <text:p text:style-name="P243">/mod/incidents/{incidentId}/reports</text:p>
          </table:table-cell>
          <table:table-cell table:style-name="TableCell244">
            <text:p text:style-name="P245">GET</text:p>
          </table:table-cell>
          <table:table-cell table:style-name="TableCell246">
            <text:p text:style-name="P247">-</text:p>
          </table:table-cell>
        </table:table-row>
        <table:table-row table:style-name="TableRow248">
          <table:table-cell table:style-name="TableCell249">
            <text:p text:style-name="P250">/mod/incidents/search/{id}</text:p>
          </table:table-cell>
          <table:table-cell table:style-name="TableCell251">
            <text:p text:style-name="P252">GET</text:p>
          </table:table-cell>
          <table:table-cell table:style-name="TableCell253">
            <text:p text:style-name="P254">-</text:p>
          </table:table-cell>
        </table:table-row>
        <table:table-row table:style-name="TableRow255">
          <table:table-cell table:style-name="TableCell256">
            <text:p text:style-name="P257">/mod/reports</text:p>
          </table:table-cell>
          <table:table-cell table:style-name="TableCell258">
            <text:p text:style-name="P259">GET</text:p>
          </table:table-cell>
          <table:table-cell table:style-name="TableCell260">
            <text:p text:style-name="P261">-</text:p>
          </table:table-cell>
        </table:table-row>
        <table:table-row table:style-name="TableRow262">
          <table:table-cell table:style-name="TableCell263">
            <text:p text:style-name="P264">-----------------------------------------</text:p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>-----------------------------------------------</text:p>
          </table:table-cell>
        </table:table-row>
        <table:table-row table:style-name="TableRow270">
          <table:table-cell table:style-name="TableCell271">
            <text:p text:style-name="P272"><text:span text:style-name="T273">/</text:span>api/incident/statistics</text:p>
            <text:p text:style-name="P274"/>
          </table:table-cell>
          <table:table-cell table:style-name="TableCell275">
            <text:p text:style-name="P276">GET</text:p>
          </table:table-cell>
          <table:table-cell table:style-name="TableCell277">
            <text:p text:style-name="P278">-</text:p>
          </table:table-cell>
        </table:table-row>
        <table:table-row table:style-name="TableRow279">
          <table:table-cell table:style-name="TableCell280">
            <text:p text:style-name="P281"><text:span text:style-name="T282">/</text:span>api/incident/{id}/statistics</text:p>
            <text:p text:style-name="P283"/>
          </table:table-cell>
          <table:table-cell table:style-name="TableCell284">
            <text:p text:style-name="P285">GET</text:p>
          </table:table-cell>
          <table:table-cell table:style-name="TableCell286">
            <text:p text:style-name="P287">-</text:p>
          </table:table-cell>
        </table:table-row>
        <text:soft-page-break/>
        <table:table-row table:style-name="TableRow288">
          <table:table-cell table:style-name="TableCell289">
            <text:p text:style-name="P290"><text:span text:style-name="T291">/</text:span>api/incident//{id}/statistics</text:p>
            <text:p text:style-name="P292"/>
          </table:table-cell>
          <table:table-cell table:style-name="TableCell293">
            <text:p text:style-name="P294">POST</text:p>
          </table:table-cell>
          <table:table-cell table:style-name="TableCell295">
            <text:p text:style-name="Standard">{</text:p>
            <text:p text:style-name="Standard"><text:s text:c="6"/>"injuries": 6,</text:p>
            <text:p text:style-name="Standard"><text:s text:c="6"/>"deaths": 15</text:p>
            <text:p text:style-name="Standard">}</text:p>
          </table:table-cell>
        </table:table-row>
        <table:table-row table:style-name="TableRow296"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</table:table-row>
      </table:table>
      <text:p text:style-name="P3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Κεφαλίδα" style:display-name="Κεφαλίδα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ΚεφαλίδαChar" style:display-name="Κεφαλίδα Char" style:family="text" style:parent-style-name="Προεπιλεγμένηγραμματοσειρά">
      <style:text-properties style:font-name-complex="Mangal" style:font-size-complex="10.5pt"/>
    </style:style>
    <style:style style:name="Υποσέλιδο" style:display-name="Υποσέλιδο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ΥποσέλιδοChar" style:display-name="Υποσέλιδο Char" style:family="text" style:parent-style-name="Προεπιλεγμένηγραμματοσειρά">
      <style:text-properties style:font-name-complex="Mangal" style:font-size-complex="10.5pt"/>
    </style:style>
    <style:style style:name="Προ-διαμορφωμένοHTML" style:display-name="Προ-διαμορφωμένο HTML" style:family="paragraph" style:parent-style-name="Βασικό">
      <style:text-properties style:font-name="Consolas" style:font-name-complex="Mangal" fo:font-size="10pt" style:font-size-asian="10pt" style:font-size-complex="9pt" fo:hyphenate="false"/>
    </style:style>
    <style:style style:name="Προ-διαμορφωμένοHTMLChar" style:display-name="Προ-διαμορφωμένο HTML Char" style:family="text" style:parent-style-name="Προεπιλεγμένηγραμματοσειρά">
      <style:text-properties style:font-name="Consolas" style:font-name-complex="Mangal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8" style:parent-style-name="Κεφαλίδα" style:family="paragraph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8">Base URL: http://localhost:9000/control-center/api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ΠΕΤΡΟΣ ΜΠΑΚΟΛΑΣ</dc:creator>
    <meta:creation-date>2020-04-20T13:51:00Z</meta:creation-date>
    <dc:date>2020-07-26T07:36:00Z</dc:date>
    <meta:template xlink:href="Normal.dotm" xlink:type="simple"/>
    <meta:editing-cycles>14</meta:editing-cycles>
    <meta:editing-duration>PT4260S</meta:editing-duration>
    <meta:document-statistic meta:page-count="3" meta:paragraph-count="4" meta:word-count="369" meta:character-count="2360" meta:row-count="16" meta:non-whitespace-character-count="1995"/>
  </office:meta>
</office:document-meta>
</file>